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¿Qué es el sistema de control de acceso?</text:h>
      <text:p text:style-name="Text_20_body">El sistema de <text:a xlink:type="simple" xlink:href="https://www.prosegur.es/hogares-y-personas/control-de-accesos" office:target-frame-name="_blank" xlink:show="new" text:style-name="Internet_20_link" text:visited-style-name="Visited_20_Internet_20_Link">control de accesos</text:a> forma parte de un <text:span text:style-name="Strong_20_Emphasis">sistema de seguridad</text:span> que te permite controlar de manera electrónica quién entra, cuándo y a qué hora en tu hogar u oficina. A su vez, dependiendo de qué tipo de control de acceso hayáis implementado, veréis que podéis facilitar el acceso a quien queráis aunque no os encontréis in situ, sólo con un clic.</text:p>
      <text:p text:style-name="Text_20_body">Hoy día, el <text:span text:style-name="Strong_20_Emphasis">sistema de control de acceso</text:span> se utiliza en multitud de espacios: hoteles, oficinas, transporte público, ascensores, comercios, etcétera. Se trata de uno de los sistemas más demandados debido a la sencillez y comodidad que ofrece un mecanismo automático con la última tecnología. Con él se puede conseguir un acceso más controlado, lo que aporta una mayor sensación de control y seguridad.</text:p>
      <text:p text:style-name="Text_20_body"/>
      <text:h text:style-name="Heading_20_2" text:outline-level="2">¿Cómo funciona el control de acceso?</text:h>
      <text:p text:style-name="Text_20_body">Uno de los aspectos más interesantes del control de acceso es que puedes <text:span text:style-name="Strong_20_Emphasis">acceder a él desde cualquier lugar</text:span> y en cualquier momento del día. Lo único que necesitas para ello es un dispositivo móvil que permita conectarte con la nube a la que está conectado el control.</text:p>
      <text:p text:style-name="Text_20_body">Para poder administrar los accesos, crear diferentes tipos de permisos, comprobar quién ha entrado o salido y a qué hora, sólo necesitas acceder a la <text:span text:style-name="Strong_20_Emphasis">página web o a la aplicación móvil</text:span> para poder conocer toda esta información y gestionarla. A su vez, como os mencionábamos anteriormente, podréis abrir y cerrar puertas de forma remota con la aplicación, a la vez que bloquear tags (la nueva llave).</text:p>
      <text:p text:style-name="Text_20_body"/>
      <text:h text:style-name="Heading_20_2" text:outline-level="2"/>
      <text:h text:style-name="Heading_20_2" text:outline-level="2">Ventajas del control de acceso como medida de seguridad</text:h>
      <text:p text:style-name="Text_20_body">Una de las grandes aportaciones del control de acceso es que, como medida de seguridad eficaz, favorece la sensación de estar en un <text:span text:style-name="Strong_20_Emphasis">entorno más seguro y tranquilo</text:span>. A continuación, os contamos otras ventajas que os pueden resultar interesantes:</text:p>
      <text:list xml:id="list2222252298" text:style-name="L1">
        <text:list-item>
          <text:p text:style-name="P2">El control de acceso permite mantener un control de entradas y salidas sin esfuerzo, puesto que va generando informes sobre cada tag (llave de entrada asociada a una persona).</text:p>
        </text:list-item>
        <text:list-item>
          <text:p text:style-name="P2">El hecho de que sea un sistema automatizado permite un ahorro de costes en personal.</text:p>
        </text:list-item>
        <text:list-item>
          <text:p text:style-name="P2">Ofrece un aumento de seguridad en cualquier espacio, ya sea el hogar o la oficina, puesto que sólo se puede acceder con una tag.</text:p>
        </text:list-item>
        <text:list-item>
          <text:p text:style-name="P2">De forma sencilla, rápida y sin costes se lleva a cabo el tiempo de registro de cada persona. Bueno para el empleado, bueno para el empresario.</text:p>
        </text:list-item>
        <text:list-item>
          <text:p text:style-name="P2">Cuando hablamos de una oficina o comercio también hay que tener en cuenta que este tipo de acceso permite controlar en mejor medida al público, la salida y la entrada del mismo.</text:p>
        </text:list-item>
        <text:list-item>
          <text:p text:style-name="P2"><text:soft-page-break/>Es muy cómodo poder permitir el acceso o bloquear la apertura de las puertas de forma remota. De igual forma, podéis hacer lo mismo con el funcionamiento de las tags (llave), pudiendo bloquear o modificar los permisos de cada una de ellas.</text:p>
        </text:list-item>
        <text:list-item>
          <text:p text:style-name="P1">Fácil control y gestión de este sistema de seguridad a través de internet, ya sea desde un ordenador o el propio teléfono móvil.</text:p>
        </text:list-item>
      </text:list>
      <text:p text:style-name="Text_20_body"/>
      <text:p text:style-name="Text_20_body"/>
      <text:p text:style-name="Text_20_body"><text:a xlink:type="simple" xlink:href="http://puertagestion.com/control-de-accesos?gclid=CjwKCAiA9bmABhBbEiwASb35V6wf7Ckx-SNJqUMwWV0CTOu-awQXAvq6H5JarwVSILmlM3IRohFapRoCB0wQAvD_BwE" text:style-name="Internet_20_link" text:visited-style-name="Visited_20_Internet_20_Link">http://puertagestion.com/control-de-accesos?gclid=CjwKCAiA9bmABhBbEiwASb35V6wf7Ckx-SNJqUMwWV0CTOu-awQXAvq6H5JarwVSILmlM3IRohFapRoCB0wQAvD_BwE</text:a></text:p>
      <text:p text:style-name="Text_20_body"/>
      <text:p text:style-name="Text_20_body">https://www.iest.com/software-de-control-de-accesos/?gclid=CjwKCAiA9bmABhBbEiwASb35V6_X7_n6qikL2kfEO4u2IrrW4G7-yaoRYJ5eMHK8bRa8tW_-EZMJbBoCI_sQAvD_BwE</text:p>
      <text:p text:style-name="Standard"/>
      <text:p text:style-name="Standard"/>
      <text:p text:style-name="Standard">https://www.aplifisa.com/software-laboral-profesional-lp/?url=ads&amp;gclid=CjwKCAiA9bmABhBbEiwASb35VwWk73gEcTtI7pwoSXzhpJDqGWBAJvJ0RpCC5PPSkcBCr2QLcez9ihoCGJwQAvD_Bw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20:05:33.423098119</meta:creation-date>
    <dc:date>2021-01-25T22:15:45.816073623</dc:date>
    <meta:editing-duration>PT1H59M5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18" meta:word-count="506" meta:character-count="3329" meta:non-whitespace-character-count="2848"/>
  </office:meta>
</office:document-meta>
</file>